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wmf;windows_formatname=&quot;Image WMF&quot;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 draw:visible-area-top="0cm" draw:visible-area-width="5.162cm" draw:visible-area-height="1.086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kt1" text:anchor-type="char" svg:width="5.161cm" svg:height="1.087cm" draw:z-index="0"><draw:object-ole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8T12:35:54.727000000</meta:creation-date>
    <dc:date>2020-04-28T12:36:31.665000000</dc:date>
    <meta:editing-duration>PT37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6.4.0.3$Windows_X86_64 LibreOffice_project/b0a288ab3d2d4774cb44b62f04d5d28733ac6df8</meta:generator>
  </office:meta>
</office:document-meta>
</file>